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 Sans" svg:font-family="'Open Sans', HelveticaNeue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9470" officeooo:paragraph-rsid="000f9470"/>
    </style:style>
    <style:style style:name="P2" style:family="paragraph" style:parent-style-name="Standard">
      <style:text-properties officeooo:rsid="0011664c" officeooo:paragraph-rsid="0011664c"/>
    </style:style>
    <style:style style:name="P3" style:family="paragraph" style:parent-style-name="Standard">
      <style:text-properties officeooo:rsid="001332a5" officeooo:paragraph-rsid="001332a5"/>
    </style:style>
    <style:style style:name="P4" style:family="paragraph" style:parent-style-name="Standard">
      <style:text-properties officeooo:rsid="0011664c" officeooo:paragraph-rsid="0011664c"/>
    </style:style>
    <style:style style:name="P5" style:family="paragraph" style:parent-style-name="Standard">
      <style:text-properties fo:color="#000000" loext:opacity="100%" style:font-name="Times New Roman" fo:font-size="12pt" officeooo:rsid="0011664c" officeooo:paragraph-rsid="0011664c" style:font-size-asian="12pt" style:font-size-complex="12pt"/>
    </style:style>
    <style:style style:name="T1" style:family="text">
      <style:text-properties officeooo:rsid="00145552"/>
    </style:style>
    <style:style style:name="T2" style:family="text">
      <style:text-properties fo:font-variant="normal" fo:text-transform="none" fo:color="#474747" loext:opacity="100%" style:font-name="Open Sans" fo:font-size="13.5pt" fo:letter-spacing="normal" fo:font-style="normal" fo:font-weight="normal"/>
    </style:style>
    <style:style style:name="T3" style:family="text">
      <style:text-properties fo:font-variant="normal" fo:text-transform="none" fo:color="#474747" loext:opacity="100%" fo:font-size="13.5pt" fo:letter-spacing="normal" fo:font-style="normal" fo:font-weight="normal"/>
    </style:style>
    <style:style style:name="T4" style:family="text">
      <style:text-properties fo:font-variant="normal" fo:text-transform="none" fo:color="#474747" loext:opacity="100%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as:</text:p>
      <text:p text:style-name="P1"/>
      <text:p text:style-name="P1">Drug policy and crime</text:p>
      <text:p text:style-name="P1">- Does decriminalizing shrooms / weed make violent crime go down?</text:p>
      <text:p text:style-name="P1"/>
      <text:p text:style-name="P2">Drug policy and STD Rates</text:p>
      <text:p text:style-name="P3">- Have HIV info</text:p>
      <text:p text:style-name="P2"/>
      <text:p text:style-name="P2"/>
      <text:p text:style-name="P2">Drug policy and education</text:p>
      <text:p text:style-name="P2"/>
      <text:p text:style-name="P2"/>
      <text:p text:style-name="P2">Drug policy and alcohol related death rates</text:p>
      <text:p text:style-name="P2"/>
      <text:p text:style-name="P2"/>
      <text:p text:style-name="P2"/>
      <text:p text:style-name="P2">Drug policy and suicide ra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pioid Death:</text:p>
      <text:p text:style-name="P5"><text:span text:style-name="T5">Opioid overdose deaths are identified using underlying cause-of-death codes X40–X44, X60–X64, X85, and Y10–Y14.</text:span> </text:p>
      <text:p text:style-name="P5"/>
      <text:p text:style-name="P5">List of Opioid Laws: https://www.ncbi.nlm.nih.gov/pmc/articles/PMC6348390/#bb015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 Sans" svg:font-family="'Open Sans', HelveticaNeue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0T13:22:45.461000000</meta:creation-date>
    <meta:generator>LibreOffice/7.1.0.3$Windows_X86_64 LibreOffice_project/f6099ecf3d29644b5008cc8f48f42f4a40986e4c</meta:generator>
    <dc:date>2022-04-28T13:03:26.631000000</dc:date>
    <meta:editing-duration>PT2H8M16S</meta:editing-duration>
    <meta:editing-cycles>4</meta:editing-cycles>
    <meta:document-statistic meta:table-count="0" meta:image-count="0" meta:object-count="0" meta:page-count="1" meta:paragraph-count="11" meta:word-count="65" meta:character-count="435" meta:non-whitespace-character-count="383"/>
  </office:meta>
</office:document-meta>
</file>